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CA9655E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CA9655EDWR2G</text:p>
          </table:table-cell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d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~INT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O0_0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O0_1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O0_2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0_3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O0_4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0_5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0_6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O0_7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1_0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1_1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1_2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1_3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1_4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O1_5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O1_6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O1_7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M32L08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TM32L083xx_LQFP48</text:p>
          </table:table-cell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d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CD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~RST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Bottom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Bottom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Bottom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Bottom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Bottom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Bottom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Botto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Bottom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Bottom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Bottom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Bottom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Bottom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DD_USB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CA9685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CA9685_TSSOP28</text:p>
          </table:table-cell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d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D7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D8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D9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D10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D11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D12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D13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D14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ED15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~OE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XTCLK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lef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0:59:04.310767171</meta:creation-date>
    <dc:date>2019-03-21T11:30:52.447717468</dc:date>
    <meta:editing-duration>PT36S</meta:editing-duration>
    <meta:editing-cycles>2</meta:editing-cycles>
    <meta:generator>LibreOffice/6.2.1.2$Linux_X86_64 LibreOffice_project/20$Build-2</meta:generator>
    <meta:document-statistic meta:table-count="1" meta:cell-count="318" meta:object-count="0"/>
  </office:meta>
</office:document-meta>
</file>